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Lienhypertexte" style:family="text">
      <style:text-properties fo:language="en" fo:country="GB"/>
    </style:style>
    <style:style style:name="T5" style:parent-style-name="Lienhypertexte" style:family="text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color="#FF0000" fo:language="en" fo:country="GB"/>
    </style:style>
    <style:style style:name="T17" style:parent-style-name="Lienhypertexte" style:family="text">
      <style:text-properties fo:language="en" fo:country="GB"/>
    </style:style>
    <style:style style:name="T18" style:parent-style-name="Policepardéfaut" style:family="text">
      <style:text-properties fo:color="#FF0000"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</office:automatic-styles>
  <office:body>
    <office:text text:use-soft-page-breaks="true">
      <text:p text:style-name="P1">To start, I looked up what the sharpness of an image meant and how it can be calculated.</text:p>
      <text:p text:style-name="P2">From what I understood, the sharpness is easier to see when the picture is in black and white or grayscale since there is only one value to pay attention to and not 3 (RGB).<text:s/>Then, it is possible to<text:s/>compare the value of each pixel.<text:s/>The<text:s/>bigger<text:s/>the<text:s/>difference<text:s/>between<text:s/>pixels, the sharpest the edges<text:s/>and the sharper the edges are, the sharper the image is.</text:p>
      <text:p text:style-name="P3">Then, I<text:s/>simply<text:s/>typed<text:s/>"bluriness image opencv" on<text:s/>my search engine<text:s/>and<text:s/>clicked on<text:s/>a few pages that I found interesting :</text:p>
      <text:p text:style-name="Normal"><text:a xlink:href="https://answers.opencv.org/question/5395/how-to-calculate-blurriness-and-sharpness-of-a-given-image/" office:target-frame-name="_top" xlink:show="replace"><text:span text:style-name="T4">OpenCV Forum : How to calculate blurriness and sharpness of a given image</text:span></text:a></text:p>
      <text:p text:style-name="Normal"><text:a xlink:href="https://www.pyimagesearch.com/2015/09/07/blur-detection-with-opencv/" office:target-frame-name="_top" xlink:show="replace"><text:span text:style-name="T5">Pyimagesearch : Blur detection with opencv</text:span></text:a></text:p>
      <text:p text:style-name="Normal"><text:span text:style-name="T6">The next step for me was<text:s/></text:span><text:span text:style-name="T7">to understand what Sobel, Magnitude or even Laplacian meant and try to know why the math was made that way. So I looked<text:s/></text:span><text:span text:style-name="T8">up<text:s/></text:span><text:span text:style-name="T9">their definition on the OpenCV documentation</text:span><text:span text:style-name="T10"><text:s/>and found that Lapl</text:span><text:span text:style-name="T11">a</text:span><text:span text:style-name="T12">cian<text:s/></text:span><text:span text:style-name="T13">meant an operator that, just like Sobel, find</text:span><text:span text:style-name="T14">s</text:span><text:span text:style-name="T15"><text:s/>edges but more precisely than Sobel</text:span><text:span text:style-name="T16"><text:s/></text:span><text:a xlink:href="https://docs.opencv.org/3.4/d5/db5/tutorial_laplace_operator.html" office:target-frame-name="_top" xlink:show="replace"><text:span text:style-name="T17">(reference)</text:span></text:a><text:span text:style-name="T18">.</text:span><text:span text:style-name="T19"><text:s/></text:span><text:span text:style-name="T20">As for Magnitude, it is the length of a vector</text:span><text:span text:style-name="T21">.</text:span></text:p>
      <text:p text:style-name="Normal"><text:span text:style-name="T22">In the end, my calcul</text:span><text:span text:style-name="T23">ations</text:span><text:span text:style-name="T24"><text:s/>in the<text:s/></text:span><text:span text:style-name="T25">“</text:span><text:span text:style-name="T26">SetShaprness</text:span><text:span text:style-name="T27">”<text:s/></text:span><text:span text:style-name="T28">method</text:span><text:span text:style-name="T29"><text:s/></text:span><text:span text:style-name="T30">(in “M8Image.cs”)</text:span><text:span text:style-name="T31"><text:s/>get</text:span><text:span text:style-name="T32">s</text:span><text:span text:style-name="T33"><text:s/>the image edges with the Sobel method, get</text:span><text:span text:style-name="T34">s</text:span><text:span text:style-name="T35"><text:s/>their magnitudes and add them all together so that the image with the higher result will be the one that is the most preci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riam sadys</meta:initial-creator>
    <dc:creator>myriam sadys</dc:creator>
    <meta:creation-date>2020-07-13T07:58:00Z</meta:creation-date>
    <dc:date>2020-07-13T14:54:00Z</dc:date>
    <meta:template xlink:href="Normal.dotm" xlink:type="simple"/>
    <meta:editing-cycles>5</meta:editing-cycles>
    <meta:editing-duration>PT24960S</meta:editing-duration>
    <meta:document-statistic meta:page-count="1" meta:paragraph-count="3" meta:word-count="242" meta:character-count="1575" meta:row-count="11" meta:non-whitespace-character-count="1336"/>
  </office:meta>
</office:document-meta>
</file>